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3465a4" draw:marker-start-width="0.26cm" draw:marker-end-width="0.26cm" draw:fill="non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" style:family="graphic" style:parent-style-name="standard">
      <style:graphic-properties draw:stroke="dash" draw:stroke-dash="Dashed_20__28_var_29_" svg:stroke-width="0cm" svg:stroke-color="#ffff00" draw:marker-start="" draw:marker-start-width="0.2cm" draw:marker-start-center="false" draw:marker-end="" draw:marker-end-width="0.2cm" draw:marker-end-center="false" svg:stroke-opacity="80%" draw:stroke-linejoin="round" svg:stroke-linecap="butt" draw:fill="none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dash" draw:stroke-dash="Dashed_20__28_var_29_" svg:stroke-color="#ffff00" svg:stroke-opacity="80%" draw:fill="none" draw:shadow="hidden"/>
    </style:style>
    <style:style style:name="gr4" style:family="graphic" style:parent-style-name="objectwithoutfill">
      <style:graphic-properties draw:stroke="dash" draw:stroke-dash="Ultrafine_20_Dashed" svg:stroke-width="0.02cm" svg:stroke-color="#000000" draw:marker-start="Arrow" draw:marker-start-width="0.1cm" draw:marker-end="" draw:marker-end-width="0.36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000000" draw:marker-start="Arrow" draw:marker-start-width="0.1cm" draw:marker-end="" draw:marker-end-width="0.36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svg:stroke-color="#ff0000" draw:marker-start="Arrow" draw:marker-start-width="0.1cm" draw:marker-end="" draw:marker-end-width="0.36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width="0.02cm" svg:stroke-color="#000000" draw:marker-start-width="0.26cm" draw:marker-end-width="0.26cm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2cm" svg:stroke-color="#ff7f00" draw:marker-start-width="0.26cm" draw:marker-end="Arrow" draw:marker-end-width="0.08cm" draw:fill="none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44cm" draw:stroke-linejoin="miter" draw:fill="solid" draw:fill-color="#ff0000"/>
    </style:style>
    <style:style style:name="gr12" style:family="graphic" style:parent-style-name="standard">
      <style:graphic-properties draw:stroke="none" svg:stroke-width="0.044cm" draw:stroke-linejoin="miter" draw:fill="solid" draw:fill-color="#ff7f00" draw:opacity="0%"/>
    </style:style>
    <style:style style:name="gr13" style:family="graphic" style:parent-style-name="standard">
      <style:graphic-properties draw:stroke="none" svg:stroke-width="0.044cm" draw:stroke-linejoin="miter" draw:fill="solid" draw:fill-color="#ff7f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0000"/>
    </style:style>
    <style:style style:name="P6" style:family="paragraph">
      <loext:graphic-properties draw:fill="solid" draw:fill-color="#ff7f00" draw:opacity="0%"/>
    </style:style>
    <style:style style:name="P7" style:family="paragraph">
      <loext:graphic-properties draw:fill="solid" draw:fill-color="#ff7f00"/>
    </style:style>
  </office:automatic-styles>
  <office:body>
    <office:drawing>
      <draw:page draw:name="page1" draw:style-name="dp1" draw:master-page-name="Predefinito">
        <draw:custom-shape draw:style-name="gr1" draw:text-style-name="P1" draw:layer="layout" svg:width="0.05cm" svg:height="0.05cm" svg:x="2.97cm" svg:y="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2" svg:width="1.838cm" svg:height="1.837cm" svg:x="1.65cm" svg:y="2.32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aw:g>
          <draw:line draw:style-name="gr4" draw:text-style-name="P1" draw:layer="layout" svg:x1="2.569cm" svg:y1="0.307cm" svg:x2="2.569cm" svg:y2="3.248cm">
            <text:p/>
          </draw:line>
          <draw:line draw:style-name="gr4" draw:text-style-name="P1" draw:layer="layout" svg:x1="0.5cm" svg:y1="5.319cm" svg:x2="2.579cm" svg:y2="3.24cm">
            <text:p/>
          </draw:line>
          <draw:line draw:style-name="gr4" draw:text-style-name="P1" draw:layer="layout" svg:x1="5.502cm" svg:y1="3.25cm" svg:x2="2.561cm" svg:y2="3.25cm">
            <text:p/>
          </draw:line>
        </draw:g>
        <draw:line draw:style-name="gr5" draw:text-style-name="P1" draw:layer="layout" svg:x1="3cm" svg:y1="5cm" svg:x2="2.561cm" svg:y2="3.246cm">
          <text:p/>
        </draw:line>
        <draw:line draw:style-name="gr6" draw:text-style-name="P1" draw:layer="layout" svg:x1="3cm" svg:y1="5cm" svg:x2="1.834cm" svg:y2="3.1cm">
          <text:p/>
        </draw:line>
        <draw:g>
          <svg:title>TexMaths</svg:title>
          <svg:desc>12§display§P§svg§600§TRUE§</svg:desc>
          <draw:polygon draw:style-name="gr7" draw:text-style-name="P2" draw:layer="layout" svg:width="0.328cm" svg:height="0.287cm" svg:x="3.017cm" svg:y="5.065cm" svg:viewBox="0 0 329 288" draw:points="164,288 0,288 0,0 329,0 329,288">
            <text:p/>
          </draw:polygon>
          <draw:path draw:style-name="gr8" draw:text-style-name="P3" draw:layer="layout" svg:width="0.301cm" svg:height="0.288cm" svg:x="3.034cm" svg:y="5.064cm" svg:viewBox="0 0 302 289" svg:d="M111 156h72c60 0 119-45 119-92 0-32-28-64-83-64h-137c-8 0-13 0-13 8 0 5 4 5 13 5 4 0 12 0 18 1 6 0 8 2 8 7 0 1 0 3-1 8l-57 227c-4 17-5 20-38 20-7 0-12 0-12 8 0 5 5 5 7 5 11 0 41-1 53-1 9 0 19 0 27 0 9 0 19 1 27 1 4 0 9 0 9-9 0-4-4-4-12-4-15 0-28 0-28-8 0-2 1-4 2-7zM142 29c4-15 4-16 22-16h41c35 0 58 12 58 41 0 16-9 53-25 68-21 19-47 22-65 22h-60z">
            <text:p/>
          </draw:path>
        </draw:g>
        <draw:ellipse draw:style-name="gr9" draw:text-style-name="P4" draw:layer="layout" svg:width="0.344cm" svg:height="0.345cm" svg:x="2.37cm" svg:y="3.075cm" draw:kind="arc" draw:start-angle="170.79" draw:end-angle="289.54">
          <text:p/>
        </draw:ellipse>
        <draw:line draw:style-name="gr10" draw:text-style-name="P1" draw:layer="layout" svg:x1="1.83cm" svg:y1="3.1cm" svg:x2="1.7cm" svg:y2="3.4cm">
          <text:p/>
        </draw:line>
        <draw:line draw:style-name="gr5" draw:text-style-name="P1" draw:layer="layout" svg:x1="1.834cm" svg:y1="3.1cm" svg:x2="2.554cm" svg:y2="3.251cm">
          <text:p/>
        </draw:line>
        <draw:g>
          <svg:title>TexMaths</svg:title>
          <svg:desc>10§display§\vec{r}\prime§svg§600§TRUE§</svg:desc>
          <draw:polygon draw:style-name="gr7" draw:text-style-name="P2" draw:layer="layout" svg:width="0.276cm" svg:height="0.25cm" svg:x="2.1cm" svg:y="2.845cm" svg:viewBox="0 0 277 251" draw:points="139,251 0,251 0,0 277,0 277,251">
            <text:p/>
          </draw:polygon>
          <draw:path draw:style-name="gr8" draw:text-style-name="P3" draw:layer="layout" svg:width="0.156cm" svg:height="0.069cm" svg:x="2.164cm" svg:y="2.844cm" svg:viewBox="0 0 157 70" svg:d="M126 42c-5 5-17 15-17 21 0 4 3 7 7 7 3 0 5-2 6-4 5-5 13-16 29-24 2 0 6-3 6-7 0-3-2-5-6-7-7-6-11-12-14-20-1-3-2-8-7-8s-7 5-7 7c0 3 3 14 8 21h-119c-6 0-12 0-12 7s6 7 12 7z">
            <text:p/>
          </draw:path>
          <draw:path draw:style-name="gr8" draw:text-style-name="P3" draw:layer="layout" svg:width="0.143cm" svg:height="0.159cm" svg:x="2.122cm" svg:y="2.94cm" svg:viewBox="0 0 144 160" svg:d="M21 135c-1 6-3 14-3 15 0 7 4 10 10 10 4 0 10-3 13-10 1-1 13-49 14-56 3-12 9-36 11-46 2-4 12-21 20-29 3-2 13-11 28-11 10 0 15 4 16 4-12 2-19 10-19 19 0 6 4 13 14 13 9 0 19-8 19-21s-11-23-30-23c-23 0-38 18-44 27-4-16-16-27-33-27-16 0-23 14-26 20-6 12-11 34-11 34 0 4 3 4 4 4 4 0 4 0 6-8 6-25 13-42 26-42 6 0 11 2 11 16 0 7-1 11-5 30z">
            <text:p/>
          </draw:path>
          <draw:path draw:style-name="gr8" draw:text-style-name="P3" draw:layer="layout" svg:width="0.081cm" svg:height="0.181cm" svg:x="2.29cm" svg:y="2.898cm" svg:viewBox="0 0 82 182" svg:d="M79 30c3-4 3-8 3-12 0-9-8-18-20-18-9 0-16 6-18 16l-42 154c0 1-2 4-2 5 0 4 10 7 12 7s2-2 5-6z">
            <text:p/>
          </draw:path>
        </draw:g>
        <draw:g>
          <svg:title>TexMaths</svg:title>
          <svg:desc>10§display§\vec{r}§svg§600§TRUE§</svg:desc>
          <draw:polygon draw:style-name="gr7" draw:text-style-name="P2" draw:layer="layout" svg:width="0.229cm" svg:height="0.25cm" svg:x="2.895cm" svg:y="4.018cm" svg:viewBox="0 0 230 251" draw:points="115,251 0,251 0,0 230,0 230,251">
            <text:p/>
          </draw:polygon>
          <draw:path draw:style-name="gr8" draw:text-style-name="P3" draw:layer="layout" svg:width="0.156cm" svg:height="0.069cm" svg:x="2.959cm" svg:y="4.017cm" svg:viewBox="0 0 157 70" svg:d="M126 42c-5 5-17 15-17 21 0 4 3 7 7 7 3 0 5-2 7-4 4-5 12-16 28-24 2 0 6-3 6-7 0-3-2-5-6-7-7-6-11-12-14-20-1-3-2-8-7-8s-7 5-7 7c0 3 3 14 8 21h-119c-6 0-12 0-12 7s6 7 12 7z">
            <text:p/>
          </draw:path>
          <draw:path draw:style-name="gr8" draw:text-style-name="P3" draw:layer="layout" svg:width="0.143cm" svg:height="0.159cm" svg:x="2.917cm" svg:y="4.113cm" svg:viewBox="0 0 144 160" svg:d="M21 135c-1 6-3 14-3 15 0 7 4 10 10 10 4 0 10-3 13-10 1-1 13-49 14-56 3-12 9-36 12-46 1-4 11-21 20-29 2-2 12-11 28-11 9 0 14 4 15 4-11 2-19 10-19 19 0 6 4 13 14 13 9 0 19-8 19-21s-11-23-29-23c-24 0-39 18-45 27-3-16-16-27-33-27-16 0-23 14-26 20-6 12-11 34-11 34 0 4 3 4 4 4 4 0 4 0 6-8 6-25 13-42 26-42 6 0 11 2 11 16 0 7-1 11-5 30z">
            <text:p/>
          </draw:path>
        </draw:g>
        <draw:g>
          <svg:title>TexMaths</svg:title>
          <svg:desc>10§display§\vec{R}§svg§600§TRUE§</svg:desc>
          <draw:polygon draw:style-name="gr7" draw:text-style-name="P2" draw:layer="layout" svg:width="0.278cm" svg:height="0.339cm" svg:x="2.099cm" svg:y="4.022cm" svg:viewBox="0 0 279 340" draw:points="139,340 0,340 0,0 279,0 279,340">
            <text:p/>
          </draw:polygon>
          <draw:path draw:style-name="gr11" draw:text-style-name="P5" draw:layer="layout" svg:width="0.156cm" svg:height="0.069cm" svg:x="2.212cm" svg:y="4.021cm" svg:viewBox="0 0 157 70" svg:d="M126 42c-5 5-17 15-17 21 0 4 3 7 7 7 3 0 5-2 6-4 5-5 13-16 28-24 3 0 7-3 7-7 0-3-3-5-6-7-7-6-11-12-14-20-1-3-2-8-7-8s-7 5-7 7c0 3 3 14 8 21h-119c-6 0-12 0-12 7s6 7 12 7z">
            <text:p/>
          </draw:path>
          <draw:path draw:style-name="gr11" draw:text-style-name="P5" draw:layer="layout" svg:width="0.251cm" svg:height="0.248cm" svg:x="2.113cm" svg:y="4.121cm" svg:viewBox="0 0 252 249" svg:d="M118 24c2-8 3-12 10-13 3 0 14 0 21 0 25 0 64 0 64 35 0 12-5 36-20 50-8 9-27 20-59 20h-39zM169 121c35-8 77-32 77-68 0-31-32-53-78-53h-100c-7 0-10 0-10 7 0 4 3 4 9 4 1 0 7 0 14 1 6 0 9 1 9 6 0 0 0 2-1 6l-47 190c-4 13-4 16-32 16-7 0-10 0-10 7 0 4 4 4 5 4 10 0 34-1 45-1 9 0 34 1 44 1 3 0 7 0 7-7 0-4-3-4-10-4-13 0-23 0-23-7 0-1 1-3 2-5l23-94h41c32 0 39 20 39 32 0 6-3 17-5 25-3 10-6 22-6 30 0 38 43 38 47 38 30 0 43-36 43-41 0-4-4-4-5-4-3 0-3 3-4 5-9 26-24 32-32 32-12 0-14-8-14-22 0-11 2-28 3-40 1-4 1-12 1-17 0-27-23-37-32-41z">
            <text:p/>
          </draw:path>
        </draw:g>
        <draw:g>
          <svg:title>TexMaths</svg:title>
          <svg:desc>10§display§\hat{z}§svg§600§TRUE§</svg:desc>
          <draw:polygon draw:style-name="gr7" draw:text-style-name="P2" draw:layer="layout" svg:width="0.196cm" svg:height="0.243cm" svg:x="2.702cm" svg:y="0.446cm" svg:viewBox="0 0 197 244" draw:points="99,244 0,244 0,0 197,0 197,244">
            <text:p/>
          </draw:polygon>
          <draw:polygon draw:style-name="gr8" draw:text-style-name="P3" draw:layer="layout" svg:width="0.093cm" svg:height="0.054cm" svg:x="2.764cm" svg:y="0.445cm" svg:viewBox="0 0 94 55" draw:points="47,0 0,49 6,55 47,18 88,55 94,49">
            <text:p/>
          </draw:polygon>
          <draw:path draw:style-name="gr8" draw:text-style-name="P3" draw:layer="layout" svg:width="0.149cm" svg:height="0.159cm" svg:x="2.717cm" svg:y="0.534cm" svg:viewBox="0 0 150 160" svg:d="M32 127c19-21 29-29 42-41 0 0 22-19 35-32 34-32 41-49 41-51 0-3-3-3-4-3-3 0-3 1-5 4-10 17-18 22-26 22-9 0-13-5-19-11-6-8-13-15-24-15-26 0-43 33-43 40 0 2 1 4 5 4 2 0 3-2 4-4 7-16 27-16 30-16 7 0 14 2 22 5 14 5 18 5 28 5-13 16-43 41-50 47l-32 29c-24 24-36 45-36 47 0 3 3 3 4 3 3 0 4-1 6-5 8-12 19-21 30-21 8 0 11 3 21 13 5 8 12 13 22 13 36 0 56-45 56-54 0-2-2-4-4-4-4 0-4 2-5 4-9 24-31 30-43 30-7 0-13-1-21-4-12-5-17-6-24-6-1 0-7 0-10 1z">
            <text:p/>
          </draw:path>
        </draw:g>
        <draw:g>
          <svg:title>TexMaths</svg:title>
          <svg:desc>10§display§\hat{y}§svg§600§TRUE§</svg:desc>
          <draw:polygon draw:style-name="gr7" draw:text-style-name="P2" draw:layer="layout" svg:width="0.199cm" svg:height="0.311cm" svg:x="5.102cm" svg:y="2.848cm" svg:viewBox="0 0 200 312" draw:points="100,312 0,312 0,0 200,0 200,312">
            <text:p/>
          </draw:polygon>
          <draw:polygon draw:style-name="gr8" draw:text-style-name="P3" draw:layer="layout" svg:width="0.093cm" svg:height="0.054cm" svg:x="5.167cm" svg:y="2.847cm" svg:viewBox="0 0 94 55" draw:points="47,0 0,49 6,55 47,18 88,55 94,49">
            <text:p/>
          </draw:polygon>
          <draw:path draw:style-name="gr8" draw:text-style-name="P3" draw:layer="layout" svg:width="0.162cm" svg:height="0.227cm" svg:x="5.112cm" svg:y="2.936cm" svg:viewBox="0 0 163 228" svg:d="M162 22c1-5 1-6 1-8 0-7-5-10-10-10-4 0-10 2-13 7-1 2-3 13-5 19-2 9-5 19-7 28l-16 64c-1 5-16 30-39 30-19 0-23-15-23-29 0-16 7-37 19-69 5-14 6-18 6-25 0-16-11-29-29-29-33 0-46 51-46 54 0 4 3 4 4 4 4 0 4-1 6-7 9-33 24-43 36-43 2 0 8 0 8 11 0 9-3 18-6 25-14 37-20 58-20 74 0 31 22 42 43 42 14 0 26-6 35-16-4 19-8 35-22 55-10 12-23 22-39 22-5 0-21-2-27-15 6 0 10 0 16-4 3-3 6-8 6-15 0-11-10-12-13-12-8 0-20 5-20 23 0 17 16 30 38 30 37 0 73-32 82-72z">
            <text:p/>
          </draw:path>
        </draw:g>
        <draw:g>
          <svg:title>TexMaths</svg:title>
          <svg:desc>10§display§\hat{x}§svg§600§TRUE§</svg:desc>
          <draw:polygon draw:style-name="gr7" draw:text-style-name="P2" draw:layer="layout" svg:width="0.2cm" svg:height="0.243cm" svg:x="0.503cm" svg:y="4.75cm" svg:viewBox="0 0 201 244" draw:points="101,244 0,244 0,0 201,0 201,244">
            <text:p/>
          </draw:polygon>
          <draw:polygon draw:style-name="gr8" draw:text-style-name="P3" draw:layer="layout" svg:width="0.093cm" svg:height="0.054cm" svg:x="0.566cm" svg:y="4.749cm" svg:viewBox="0 0 94 55" draw:points="47,0 0,49 6,55 47,18 88,55 94,49">
            <text:p/>
          </draw:polygon>
          <draw:path draw:style-name="gr8" draw:text-style-name="P3" draw:layer="layout" svg:width="0.175cm" svg:height="0.159cm" svg:x="0.513cm" svg:y="4.838cm" svg:viewBox="0 0 176 160" svg:d="M108 50c2-10 10-42 35-42 2 0 10 0 17 4-9 2-17 11-17 19 0 6 4 13 14 13 8 0 19-6 19-21 0-18-21-23-33-23-20 0-32 18-37 27-9-24-28-27-38-27-37 0-57 46-57 54 0 4 3 4 4 4 3 0 4 0 5-4 12-37 35-46 47-46 7 0 19 3 19 23 0 11-6 35-19 84-5 23-18 37-33 37-3 0-11 0-18-4 9-2 17-9 17-19s-8-13-14-13c-10 0-19 10-19 21 0 16 18 23 33 23 24 0 37-25 37-27 4 14 17 27 38 27 37 0 57-46 57-54 0-4-3-4-4-4-3 0-4 1-5 4-11 38-36 46-47 46-14 0-19-11-19-23 0-8 2-15 6-31z">
            <text:p/>
          </draw:path>
        </draw:g>
        <draw:g>
          <svg:title>TexMaths</svg:title>
          <svg:desc>8§display§\psi§svg§600§TRUE§</svg:desc>
          <draw:polygon draw:style-name="gr7" draw:text-style-name="P2" draw:layer="layout" svg:width="0.193cm" svg:height="0.249cm" svg:x="2.355cm" svg:y="3.451cm" svg:viewBox="0 0 194 250" draw:points="97,250 0,250 0,0 194,0 194,250">
            <text:p/>
          </draw:polygon>
          <draw:path draw:style-name="gr8" draw:text-style-name="P3" draw:layer="layout" svg:width="0.171cm" svg:height="0.253cm" svg:x="2.363cm" svg:y="3.45cm" svg:viewBox="0 0 172 254" svg:d="M128 7c0-1 1-3 1-4 0-3-2-3-3-3-3 0-3 1-5 6l-46 186c-22-2-33-12-33-31 0-6 0-13 16-53 0-3 2-8 2-14 0-13-9-23-23-23-27 0-37 41-37 44 0 2 3 2 3 2 3 0 3 0 5-5 7-27 19-34 29-34 2 0 7 0 7 9 0 7-3 14-7 24-13 35-13 43-13 47 0 27 22 39 49 41-2 9-2 10-6 25-1 4-7 26-7 27 0 0 0 3 4 3 0 0 2 0 2-1 1-1 3-8 3-12l11-42c11 0 36 0 62-30 12-13 18-25 21-34 3-7 9-32 9-44 0-16-8-20-13-20-7 0-14 7-14 14 0 4 1 5 4 7 3 4 10 11 10 24 0 19-14 42-24 52-25 25-43 25-53 25z">
            <text:p/>
          </draw:path>
        </draw:g>
        <draw:g>
          <svg:title>TexMaths</svg:title>
          <svg:desc>10§display§\vec{J}§svg§600§TRUE§</svg:desc>
          <draw:polygon draw:style-name="gr12" draw:text-style-name="P6" draw:layer="layout" svg:width="0.287cm" svg:height="0.339cm" svg:x="1.401cm" svg:y="3.046cm" svg:viewBox="0 0 288 340" draw:points="144,340 0,340 0,0 288,0 288,340">
            <text:p/>
          </draw:polygon>
          <draw:path draw:style-name="gr13" draw:text-style-name="P7" draw:layer="layout" svg:width="0.156cm" svg:height="0.069cm" svg:x="1.523cm" svg:y="3.045cm" svg:viewBox="0 0 157 70" svg:d="M126 42c-5 5-17 15-17 21 0 4 3 7 7 7 3 0 5-2 6-4 5-5 13-16 28-24 3 0 7-3 7-7 0-3-3-5-6-7-7-6-11-12-14-20-1-3-2-8-7-8s-7 5-7 7c0 3 3 14 8 21h-119c-6 0-12 0-12 7s6 7 12 7z">
            <text:p/>
          </draw:path>
          <draw:path draw:style-name="gr13" draw:text-style-name="P7" draw:layer="layout" svg:width="0.197cm" svg:height="0.248cm" svg:x="1.426cm" svg:y="3.145cm" svg:viewBox="0 0 198 249" svg:d="M166 26c3-12 4-15 23-15 5 0 9 0 9-7 0-3-2-4-4-4-9 0-31 1-40 1-12 0-40-1-52-1-3 0-7 0-7 7 0 4 3 4 12 4 8 0 11 0 20 1s11 2 11 6c0 3 0 5-1 8l-41 162c-8 35-32 53-50 53-10 0-28-3-34-22 1 0 3 0 4 0 14 0 23-12 23-22 0-11-9-15-15-15s-24 5-24 29c0 21 18 38 46 38 33 0 70-23 79-5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3T22:29:56.448542967</dc:date>
    <meta:editing-duration>PT1H15M12S</meta:editing-duration>
    <meta:editing-cycles>18</meta:editing-cycles>
    <meta:generator>LibreOffice/5.3.3.2$Linux_X86_64 LibreOffice_project/30m0$Build-2</meta:generator>
    <meta:document-statistic meta:object-count="47"/>
  </office:meta>
</office:document-meta>
</file>